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Open_Sans_4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Open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ohit_Marathi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ohit Marathi" svg:font-family="'Lohit Marathi'" style:font-family-generic="system" style:font-pitch="variable">
      <svg:font-face-src>
        <svg:font-face-uri xlink:href="Fonts/Font_Lohit_Marathi_1.ttf" xlink:type="simple" loext:font-style="normal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opacity="100%" draw:textarea-horizontal-align="justify" draw:textarea-vertical-align="top" draw:auto-grow-height="false" fo:min-height="2.671cm" fo:min-width="13.089cm"/>
    </style:style>
    <style:style style:name="gr2" style:family="graphic" style:parent-style-name="standard">
      <style:graphic-properties draw:stroke="none" draw:fill-color="#dee7e5" draw:opacity="100%" draw:textarea-horizontal-align="justify" draw:textarea-vertical-align="top" draw:auto-grow-height="false" fo:min-height="2.671cm" fo:min-width="6.358cm"/>
    </style:style>
    <style:style style:name="gr3" style:family="graphic" style:parent-style-name="standard">
      <style:graphic-properties draw:stroke="none" draw:fill-color="#dedce6" draw:opacity="100%" draw:textarea-horizontal-align="justify" draw:textarea-vertical-align="top" draw:auto-grow-height="false" fo:min-height="2.671cm" fo:min-width="6.358cm"/>
    </style:style>
    <style:style style:name="gr4" style:family="graphic" style:parent-style-name="standard">
      <style:graphic-properties draw:stroke="none" draw:fill-color="#ffdbb6" draw:opacity="100%" draw:textarea-horizontal-align="justify" draw:textarea-vertical-align="top" draw:auto-grow-height="false" fo:min-height="5.465cm" fo:min-width="13.089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1.401cm" fo:min-width="2.04cm"/>
    </style:style>
    <style:style style:name="gr6" style:family="graphic" style:parent-style-name="standard">
      <style:graphic-properties draw:stroke="none" draw:fill-color="#ff972f" draw:textarea-horizontal-align="justify" draw:textarea-vertical-align="middle" draw:auto-grow-height="false" fo:min-height="1.401cm" fo:min-width="2.04cm"/>
    </style:style>
    <style:style style:name="gr7" style:family="graphic" style:parent-style-name="standard">
      <style:graphic-properties draw:stroke="none" draw:fill-color="#81aca6" draw:textarea-horizontal-align="justify" draw:textarea-vertical-align="middle" draw:auto-grow-height="false" fo:min-height="1.401cm" fo:min-width="2.04cm"/>
    </style:style>
    <style:style style:name="gr8" style:family="graphic" style:parent-style-name="standard">
      <style:graphic-properties draw:stroke="none" draw:fill-color="#8e86ae" draw:textarea-horizontal-align="justify" draw:textarea-vertical-align="middle" draw:auto-grow-height="false" fo:min-height="1.401cm" fo:min-width="3.564cm"/>
    </style:style>
    <style:style style:name="P1" style:family="paragraph">
      <loext:graphic-properties draw:fill-color="#dee6ef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2" style:family="paragraph">
      <loext:graphic-properties draw:fill-color="#dee7e5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3" style:family="paragraph">
      <loext:graphic-properties draw:fill-color="#dedce6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4" style:family="paragraph">
      <loext:graphic-properties draw:fill-color="#ffdbb6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5" style:family="paragraph">
      <style:paragraph-properties fo:text-align="center"/>
      <style:text-properties fo:color="#1c1c1c"/>
    </style:style>
    <style:style style:name="P6" style:family="paragraph">
      <loext:graphic-properties draw:fill-color="#729fcf"/>
      <style:paragraph-properties fo:text-align="center"/>
      <style:text-properties fo:color="#1c1c1c" style:font-name="Open Sans" fo:font-size="16pt"/>
    </style:style>
    <style:style style:name="P7" style:family="paragraph">
      <loext:graphic-properties draw:fill-color="#ff972f"/>
      <style:paragraph-properties fo:text-align="center"/>
      <style:text-properties fo:color="#1c1c1c" style:font-name="Open Sans" fo:font-size="16pt"/>
    </style:style>
    <style:style style:name="P8" style:family="paragraph">
      <loext:graphic-properties draw:fill-color="#81aca6"/>
      <style:paragraph-properties fo:text-align="center"/>
      <style:text-properties fo:color="#1c1c1c" style:font-name="Open Sans" fo:font-size="16pt"/>
    </style:style>
    <style:style style:name="P9" style:family="paragraph">
      <loext:graphic-properties draw:fill-color="#8e86ae"/>
      <style:paragraph-properties fo:text-align="center"/>
      <style:text-properties fo:color="#1c1c1c" style:font-name="Open Sans" fo:font-size="16pt"/>
    </style:style>
    <style:style style:name="T1" style:family="text">
      <style:text-properties style:font-name="Open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921cm" svg:x="5.064cm" svg:y="14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921cm" svg:x="11.795cm" svg:y="11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58cm" svg:height="2.921cm" svg:x="5.064cm" svg:y="11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589cm" svg:height="5.715cm" svg:x="5.064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.381cm" svg:y="7.096cm">
          <text:p text:style-name="P5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6.207cm">
          <text:p text:style-name="P5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8.112cm">
          <text:p text:style-name="P5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9.509cm" svg:y="9.001cm">
          <text:p text:style-name="P5"><text:span text:style-name="T1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11.949cm" svg:y="9.001cm">
          <text:p text:style-name="P5"><text:span text:style-name="T1">Brok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9.001cm" svg:y="6.207cm">
          <text:p text:style-name="P5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0.779cm" svg:y="14.85cm">
          <text:p text:style-name="P5"><text:span text:style-name="T1">Custom</text:span></text:p>
          <text:p text:style-name="P5"><text:span text:style-name="T1">Ap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2.54cm" svg:height="1.651cm" svg:x="14.335cm" svg:y="12.054cm">
          <text:p text:style-name="P5"><text:span text:style-name="T1">Digital</text:span></text:p>
          <text:p text:style-name="P5"><text:span text:style-name="T1">Tw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1.651cm" svg:x="6.461cm" svg:y="12.054cm">
          <text:p text:style-name="P5"><text:span text:style-name="T1">Firmware</text:span></text:p>
          <text:p text:style-name="P5"><text:span text:style-name="T1">Manag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Jens Reimann</meta:initial-creator>
    <meta:creation-date>2019-10-09T17:09:48.253653803</meta:creation-date>
    <dc:date>2019-10-11T09:26:19.493099088</dc:date>
    <dc:creator>Jens Reimann</dc:creator>
    <meta:editing-duration>PT16H13M1S</meta:editing-duration>
    <meta:editing-cycles>10</meta:editing-cycles>
    <meta:generator>LibreOffice/6.3.0.4$Linux_X86_64 LibreOffice_project/057fc023c990d676a43019934386b85b21a9ee99</meta:generator>
    <meta:document-statistic meta:object-count="13"/>
  </office:meta>
</office:document-meta>
</file>